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3100000220901CB8A4.jpg" manifest:media-type="image/jpeg"/>
  <manifest:file-entry manifest:full-path="Pictures/100000000000003400000034F7E021C6.jpg" manifest:media-type="image/jpeg"/>
  <manifest:file-entry manifest:full-path="Pictures/100002010000002E0000002E8A06B805.png" manifest:media-type="image/png"/>
  <manifest:file-entry manifest:full-path="Pictures/100000000000034A0000014A1DFD07B9.jpg" manifest:media-type="image/jpeg"/>
  <manifest:file-entry manifest:full-path="Pictures/10000000000000420000002C8588643C.jpg" manifest:media-type="image/jpeg"/>
  <manifest:file-entry manifest:full-path="Pictures/1000000000000113000000B74B3B9304.png" manifest:media-type="image/png"/>
  <manifest:file-entry manifest:full-path="Pictures/10000201000000E200000084FA7394CE.png" manifest:media-type="image/png"/>
  <manifest:file-entry manifest:full-path="Pictures/10000000000001BB000001CE5BA31AAD.jpg" manifest:media-type="image/jpeg"/>
  <manifest:file-entry manifest:full-path="Pictures/100002010000023C0000009AE7D96652.png" manifest:media-type="image/png"/>
  <manifest:file-entry manifest:full-path="Pictures/10000201000000D80000001E45AB634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1" svg:font-family="'Century Gothic'"/>
    <style:font-face style:name="Courier 10 Pitch1" svg:font-family="'Courier 10 Pitch'" style:font-pitch="fixed"/>
    <style:font-face style:name="Century Gothic" svg:font-family="'Century Gothic'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gr2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307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8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9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517cm"/>
    </style:style>
    <style:style style:name="gr9" style:family="graphic" style:parent-style-name="standard" style:list-style-name="L2">
      <style:graphic-properties draw:stroke="none" draw:fill="none" fo:min-height="3.033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55cm" fo:min-width="0cm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59cm" fo:min-width="17.7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8.339cm"/>
    </style:style>
    <style:style style:name="gr13" style:family="graphic" style:parent-style-name="standard" style:list-style-name="L1">
      <style:graphic-properties draw:stroke="none" svg:stroke-color="#000000" draw:fill="solid" draw:fill-color="#729fcf" draw:auto-grow-height="true" draw:auto-grow-width="false" fo:max-height="0cm" fo:min-height="1.15cm"/>
    </style:style>
    <style:style style:name="gr14" style:family="graphic" style:parent-style-name="standard">
      <style:graphic-properties draw:stroke="none" svg:stroke-color="#000000" draw:fill="solid" draw:fill-color="#729fcf" draw:auto-grow-height="true" draw:auto-grow-width="false" fo:max-height="0cm" fo:min-height="1.118cm"/>
    </style:style>
    <style:style style:name="gr15" style:family="graphic" style:parent-style-name="standard">
      <style:graphic-properties draw:stroke="none" svg:stroke-color="#000000" draw:fill="solid" draw:fill-color="#729fcf" draw:auto-grow-height="true" draw:auto-grow-width="false" fo:max-height="0cm" fo:min-height="1.12cm"/>
    </style:style>
    <style:style style:name="gr16" style:family="graphic" style:parent-style-name="standard">
      <style:graphic-properties draw:textarea-horizontal-align="justify" draw:textarea-vertical-align="middle" draw:auto-grow-height="false" fo:min-height="0.975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0.765cm" fo:min-width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874cm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275cm" fo:min-width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8.423cm"/>
    </style:style>
    <style:style style:name="gr21" style:family="graphic" style:parent-style-name="standard">
      <style:graphic-properties draw:stroke="none" draw:fill="none" fo:min-height="4.75cm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517cm" fo:min-width="14.031cm"/>
    </style:style>
    <style:style style:name="pr1" style:family="presentation" style:parent-style-name="Blank_20_Slide-notes">
      <style:graphic-properties draw:fill-color="#ffffff" fo:min-height="13.365cm"/>
    </style:style>
    <style:style style:name="pr2" style:family="presentation" style:parent-style-name="Title_20_Only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3" style:family="presentation" style:parent-style-name="Title_20_Only-notes">
      <style:graphic-properties draw:fill-color="#ffffff" fo:min-height="13.365cm"/>
    </style:style>
    <style:style style:name="pr4" style:family="presentation" style:parent-style-name="Title_20_Only-title">
      <style:graphic-properties fo:min-height="0.987cm"/>
    </style:style>
    <style:style style:name="pr5" style:family="presentation" style:parent-style-name="Title_20_Only-notes">
      <style:graphic-properties draw:fill-color="#ffffff" fo:min-height="13.364cm"/>
    </style:style>
    <style:style style:name="pr6" style:family="presentation" style:parent-style-name="Default-notes">
      <style:graphic-properties draw:fill-color="#ffffff" fo:min-height="13.365cm"/>
    </style:style>
    <style:style style:name="pr7" style:family="presentation" style:parent-style-name="Default_20_1-notes">
      <style:graphic-properties draw:fill-color="#ffffff" fo:min-height="13.365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text-properties fo:color="#ff6600"/>
    </style:style>
    <style:style style:name="P4" style:family="paragraph">
      <style:paragraph-properties fo:margin-top="0cm" fo:margin-bottom="0cm"/>
    </style:style>
    <style:style style:name="P5" style:family="paragraph">
      <style:paragraph-properties fo:text-align="start" style:font-independent-line-spacing="true"/>
      <style:text-properties fo:font-size="20pt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fo:font-size="20pt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font-size="20pt"/>
    </style:style>
    <style:style style:name="P10" style:family="paragraph">
      <style:paragraph-properties fo:text-align="center"/>
      <style:text-properties style:font-name="Liberation Sans" fo:font-size="20pt" style:letter-kerning="true" style:font-name-asian="Droid Sans Fallback" style:font-size-asian="18pt" style:font-name-complex="FreeSans" style:font-size-complex="18pt"/>
    </style:style>
    <style:style style:name="P11" style:family="paragraph">
      <style:paragraph-properties fo:margin-top="0cm" fo:margin-bottom="0cm" fo:text-align="start"/>
    </style:style>
    <style:style style:name="P12" style:family="paragraph">
      <style:paragraph-properties fo:margin-top="0cm" fo:margin-bottom="0cm" fo:text-align="start"/>
      <style:text-properties style:font-name="Courier 10 Pitch1" fo:font-size="18pt" style:font-size-asian="18pt" style:font-size-complex="18pt"/>
    </style:style>
    <style:style style:name="P13" style:family="paragraph">
      <style:paragraph-properties fo:margin-top="0.205cm" fo:margin-bottom="0.205cm"/>
    </style:style>
    <style:style style:name="P14" style:family="paragraph">
      <style:text-properties style:font-name="Courier 10 Pitch1" fo:font-size="16pt" style:font-size-asian="16pt" style:font-size-complex="16pt"/>
    </style:style>
    <style:style style:name="T1" style:family="text">
      <style:text-properties fo:color="#ff6600"/>
    </style:style>
    <style:style style:name="T2" style:family="text">
      <style:text-properties fo:font-variant="normal" fo:text-transform="none" style:text-line-through-style="none" style:text-line-through-type="none" style:text-position="0% 100%" style:font-name="Century Gothic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size="20pt"/>
    </style:style>
    <style:style style:name="T4" style:family="text">
      <style:text-properties style:font-name="Liberation Sans" fo:font-size="20pt" style:letter-kerning="true" style:font-name-asian="Droid Sans Fallback" style:font-size-asian="18pt" style:font-name-complex="FreeSans" style:font-size-complex="18pt"/>
    </style:style>
    <style:style style:name="T5" style:family="text">
      <style:text-properties style:font-name="Courier 10 Pitch1" fo:font-size="18pt" style:font-size-asian="18pt" style:font-size-complex="18pt"/>
    </style:style>
    <style:style style:name="T6" style:family="text">
      <style:text-properties style:font-name="Courier 10 Pitch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 xml:id="id1" draw:id="id1">
        <office:forms form:automatic-focus="false" form:apply-design-mode="false"/>
        <draw:custom-shape draw:name="TextShape 1" draw:style-name="gr1" draw:text-style-name="P1" draw:layer="layout" svg:width="18.413cm" svg:height="1.268cm" svg:x="1.905cm" svg:y="5.715cm">
          <text:p text:style-name="P4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" draw:layer="layout" svg:width="14.603cm" svg:height="1.056cm" svg:x="1.905cm" svg:y="6.985cm">
          <text:p text:style-name="P4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2" draw:layer="layout" svg:width="5.2cm" svg:height="1.4cm" svg:x="0.6cm" svg:y="6cm">
          <text:p text:style-name="P2">SIGNALS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6cm" svg:height="2.557cm" svg:x="15.6cm" svg:y="8cm">
          <draw:text-box>
            <text:p><text:span text:style-name="T1"><text:s text:c="3"/></text:span><text:span text:style-name="T1">-by</text:span></text:p>
            <text:p><text:span text:style-name="T1"><text:s/></text:span><text:span text:style-name="T1">Anand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2T19" xml:id="id2" draw:id="id2">
        <office:forms form:automatic-focus="false" form:apply-design-mode="false"/>
        <draw:custom-shape draw:name="TextShape 1" draw:style-name="gr5" draw:text-style-name="P1" draw:layer="layout" svg:width="18.201cm" svg:height="0.887cm" svg:x="0.212cm" svg:y="0.169cm">
          <text:p><text:span text:style-name="T2">Sdfsdfsd</text:span></text:p>
          <text:p><text:span text:style-name="T2"/></text:p>
          <text:p><text:span text:style-name="T2"/></text:p>
          <text:p><text:span text:style-name="T2"/></text:p>
          <text:p text:style-name="P4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2" draw:text-style-name="P5" draw:layer="layout" svg:width="18.202cm" svg:height="0.888cm" svg:x="0.212cm" svg:y="0.169cm" presentation:class="title" presentation:user-transformed="true">
          <draw:text-box>
            <text:p/>
          </draw:text-box>
        </draw:frame>
        <draw:frame draw:style-name="gr6" draw:layer="layout" svg:width="15cm" svg:height="7.415cm" svg:x="1.483cm" svg:y="2.058cm">
          <draw:text-box>
            <text:list text:style-name="L2">
              <text:list-item>
                <text:p>What is a signal</text:p>
                <text:p/>
              </text:list-item>
              <text:list-item>
                <text:p>How process respond to signal</text:p>
                <text:p/>
              </text:list-item>
              <text:list-item>
                <text:p>What is the default action</text:p>
                <text:p/>
              </text:list-item>
              <text:list-item>
                <text:p>Defining signal handler function</text:p>
                <text:p/>
                <text:p/>
              </text:list-item>
            </text:list>
          </draw:text-box>
        </draw:frame>
        <draw:frame draw:style-name="gr7" draw:text-style-name="P3" draw:layer="layout" svg:width="6.2cm" svg:height="1.047cm" svg:x="0.085cm" svg:y="0.08cm">
          <draw:text-box>
            <text:p><text:span text:style-name="T1">Content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9" xml:id="id3" draw:id="id3">
        <office:forms form:automatic-focus="false" form:apply-design-mode="false"/>
        <draw:frame presentation:style-name="pr4" draw:text-style-name="P3" draw:layer="layout" svg:width="2.988cm" svg:height="0.987cm" svg:x="0.1cm" svg:y="0.2cm" presentation:class="title" presentation:user-transformed="true">
          <draw:text-box>
            <text:p><text:span text:style-name="T1">Basic </text:span></text:p>
          </draw:text-box>
        </draw:frame>
        <draw:frame draw:style-name="gr8" draw:text-style-name="P7" draw:layer="layout" svg:width="19cm" svg:height="1.843cm" svg:x="1.5cm" svg:y="2.2cm">
          <draw:text-box>
            <text:list text:style-name="L2">
              <text:list-item>
                <text:p text:style-name="P6"><text:span text:style-name="T3">Signal is a notification to a process that an <text:s/></text:span></text:p>
                <text:p text:style-name="P6"><text:span text:style-name="T3">event has occurred</text:span></text:p>
              </text:list-item>
            </text:list>
          </draw:text-box>
        </draw:frame>
        <draw:frame draw:style-name="gr9" draw:text-style-name="P8" draw:layer="layout" svg:width="9.062cm" svg:height="3.283cm" svg:x="1.612cm" svg:y="7.498cm">
          <draw:text-box>
            <text:list text:style-name="L2">
              <text:list-item>
                <text:p><text:span text:style-name="T3">Command to see signals</text:span></text:p>
                <text:p><text:span text:style-name="T3"/></text:p>
                <text:p><text:span text:style-name="T3"><text:s text:c="23"/></text:span><text:span text:style-name="T3">$ kill -l</text:span></text:p>
              </text:list-item>
            </text:list>
          </draw:text-box>
        </draw:frame>
        <draw:frame draw:style-name="gr10" draw:text-style-name="P9" draw:layer="layout" svg:width="17.537cm" svg:height="2.8cm" svg:x="1.463cm" svg:y="5.8cm">
          <draw:text-box>
            <text:list text:style-name="L2">
              <text:list-item>
                <text:p text:style-name="P2"><text:span text:style-name="T3">Each signal has unique integer starting from 1</text:span></text:p>
                <text:p text:style-name="P2"><text:span text:style-name="T3"/></text:p>
                <text:p text:style-name="P2"><text:span text:style-name="T3"/></text:p>
              </text:list-item>
            </text:list>
          </draw:text-box>
        </draw:frame>
        <draw:frame draw:style-name="gr11" draw:text-style-name="P9" draw:layer="layout" svg:width="18.23cm" svg:height="1.047cm" svg:x="1.487cm" svg:y="4.16cm">
          <draw:text-box>
            <text:list text:style-name="L2">
              <text:list-item>
                <text:p text:style-name="P2"><text:span text:style-name="T3">Signal can also be called as software interrupt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2T19" xml:id="id4" draw:id="id4">
        <office:forms form:automatic-focus="false" form:apply-design-mode="false"/>
        <draw:frame presentation:style-name="pr4" draw:text-style-name="P3" draw:layer="layout" svg:width="6.388cm" svg:height="0.987cm" svg:x="0.012cm" svg:y="0.121cm" presentation:class="title" presentation:user-transformed="true">
          <draw:text-box>
            <text:p><text:span text:style-name="T1">Signal sources</text:span></text:p>
          </draw:text-box>
        </draw:frame>
        <draw:frame draw:style-name="gr12" draw:text-style-name="P8" draw:layer="layout" svg:width="9.6cm" svg:height="9.007cm" svg:x="1.9cm" svg:y="1.6cm">
          <draw:text-box>
            <text:p><text:span text:style-name="T3">1.kernel</text:span></text:p>
            <text:p><text:span text:style-name="T3"/></text:p>
            <text:p><text:span text:style-name="T3">2.Terminal devices</text:span></text:p>
            <text:p><text:span text:style-name="T3"/></text:p>
            <text:p><text:span text:style-name="T3">3.Shell command</text:span></text:p>
            <text:p><text:span text:style-name="T3"/></text:p>
            <text:p><text:span text:style-name="T3">4.memory manager</text:span></text:p>
            <text:p><text:span text:style-name="T3"/></text:p>
            <text:p><text:span text:style-name="T3">5.user process</text:span></text:p>
            <text:p><text:span text:style-name="T3"/></text:p>
            <text:p><text:span text:style-name="T3">6.Window manager</text:span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2T19" xml:id="id5" draw:id="id5">
        <office:forms form:automatic-focus="false" form:apply-design-mode="false"/>
        <draw:frame presentation:style-name="pr4" draw:text-style-name="P3" draw:layer="layout" svg:width="2.402cm" svg:height="0.987cm" svg:x="0.2cm" svg:y="0.213cm" presentation:class="title" presentation:user-transformed="true">
          <draw:text-box>
            <text:p><text:span text:style-name="T1">Flow</text:span></text:p>
          </draw:text-box>
        </draw:frame>
        <draw:frame draw:style-name="gr13" draw:text-style-name="P10" draw:layer="layout" svg:width="9.2cm" svg:height="1.4cm" svg:x="4.2cm" svg:y="1.8cm">
          <draw:text-box>
            <text:p text:style-name="P2"><text:span text:style-name="T4">Generation of signal</text:span></text:p>
          </draw:text-box>
        </draw:frame>
        <draw:frame draw:style-name="gr14" draw:text-style-name="P9" draw:layer="layout" svg:width="9.495cm" svg:height="1.368cm" svg:x="4.105cm" svg:y="4.632cm">
          <draw:text-box>
            <text:p text:style-name="P2"><text:span text:style-name="T3"><text:s text:c="3"/></text:span><text:span text:style-name="T3">Signal delivery <text:s text:c="12"/></text:span></text:p>
          </draw:text-box>
        </draw:frame>
        <draw:frame draw:style-name="gr15" draw:text-style-name="P9" draw:layer="layout" svg:width="9.6cm" svg:height="1.37cm" svg:x="4cm" svg:y="7.03cm">
          <draw:text-box>
            <text:p text:style-name="P2"><text:s text:c="3"/>Signal <text:span text:style-name="T3">handling</text:span> <text:s text:c="10"/></text:p>
          </draw:text-box>
        </draw:frame>
        <draw:custom-shape draw:style-name="gr16" draw:text-style-name="P2" draw:layer="layout" svg:width="0.4cm" svg:height="1.4cm" svg:x="7.7cm" svg:y="3.23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2" draw:layer="layout" svg:width="0.4cm" svg:height="1.159cm" svg:x="7.7cm" svg:y="5.8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2T19" xml:id="id6" draw:id="id6">
        <draw:frame presentation:style-name="pr4" draw:text-style-name="P3" draw:layer="layout" svg:width="8.388cm" svg:height="0.987cm" svg:x="0.212cm" svg:y="0.121cm" presentation:class="title" presentation:user-transformed="true">
          <draw:text-box>
            <text:p><text:span text:style-name="T1">Action against signal</text:span></text:p>
          </draw:text-box>
        </draw:frame>
        <draw:frame draw:style-name="gr6" draw:text-style-name="P8" draw:layer="layout" svg:width="15.2cm" svg:height="7.415cm" svg:x="2.1cm" svg:y="1.827cm">
          <draw:text-box>
            <text:p><text:span text:style-name="T3">1. Default signal handler</text:span></text:p>
            <text:p><text:span text:style-name="T3"/></text:p>
            <text:p><text:span text:style-name="T3">2. User defined signal handler</text:span></text:p>
            <text:p><text:span text:style-name="T3"><text:s text:c="3"/></text:span></text:p>
            <text:p><text:span text:style-name="T3"><text:s text:c="3"/></text:span><text:span text:style-name="T3">i) <text:s text:c="2"/>Default action</text:span></text:p>
            <text:p><text:span text:style-name="T3"/></text:p>
            <text:p><text:span text:style-name="T3"><text:s text:c="3"/></text:span><text:span text:style-name="T3">ii) <text:s/>Can be ignored</text:span></text:p>
            <text:p><text:span text:style-name="T3"/></text:p>
            <text:p><text:span text:style-name="T3"><text:s text:c="2"/></text:span><text:span text:style-name="T3">Iii) <text:s/>Set own action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2T19" xml:id="id7" draw:id="id7">
        <draw:frame presentation:style-name="pr4" draw:text-style-name="P3" draw:layer="layout" svg:width="3.588cm" svg:height="0.987cm" svg:x="0.212cm" svg:y="0.121cm" presentation:class="title" presentation:user-transformed="true">
          <draw:text-box>
            <text:p><text:span text:style-name="T1">Signal ()</text:span></text:p>
          </draw:text-box>
        </draw:frame>
        <draw:frame draw:style-name="gr18" draw:text-style-name="P12" draw:layer="layout" svg:width="19.168cm" svg:height="6.124cm" svg:x="0cm" svg:y="1.8cm">
          <draw:text-box>
            <text:p text:style-name="P11"><text:span text:style-name="T5"><text:s text:c="6"/></text:span><text:span text:style-name="T5">#include &lt;signal.h&gt;</text:span></text:p>
            <text:p text:style-name="P11"><text:span text:style-name="T5"/></text:p>
            <text:p text:style-name="P11"><text:span text:style-name="T5"><text:s text:c="7"/></text:span><text:span text:style-name="T5">typedef void (*sighandler_t)(int);</text:span></text:p>
            <text:p text:style-name="P11"><text:span text:style-name="T5"/></text:p>
            <text:p text:style-name="P11"><text:span text:style-name="T6"><text:s text:c="7"/></text:span><text:span text:style-name="T6">sighandler_t signal (int signum, sighandler_t <text:s text:c="101"/>handler);</text:span></text:p>
            <text:p text:style-name="P11"><text:span text:style-name="T5"/></text:p>
          </draw:text-box>
        </draw:frame>
        <draw:frame draw:style-name="gr19" draw:text-style-name="P8" draw:layer="layout" svg:width="16.2cm" svg:height="2.639cm" svg:x="1.8cm" svg:y="7.5cm">
          <draw:text-box>
            <text:list text:style-name="L2">
              <text:list-item>
                <text:p><text:span text:style-name="T3">It is a system call</text:span></text:p>
                <text:p><text:span text:style-name="T3"/></text:p>
              </text:list-item>
              <text:list-item>
                <text:p><text:span text:style-name="T3">It creates signal handler for signum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2T19" xml:id="id8" draw:id="id8">
        <draw:frame presentation:style-name="pr4" draw:text-style-name="P3" draw:layer="layout" svg:width="5.188cm" svg:height="0.987cm" svg:x="0.212cm" svg:y="0.121cm" presentation:class="title" presentation:user-transformed="true">
          <draw:text-box>
            <text:p><text:span text:style-name="T1">List of signals</text:span></text:p>
          </draw:text-box>
        </draw:frame>
        <draw:frame draw:style-name="gr20" draw:text-style-name="P8" draw:layer="layout" svg:width="15.6cm" svg:height="9.007cm" svg:x="1.9cm" svg:y="1.827cm">
          <draw:text-box>
            <text:p><text:span text:style-name="T3">1.SIGINT <text:s text:c="27"/>6.SIGCHLD <text:s text:c="17"/></text:span></text:p>
            <text:p><text:span text:style-name="T3">2.SIGQUIT <text:s text:c="24"/>7.SIGCONT</text:span></text:p>
            <text:p><text:span text:style-name="T3"/></text:p>
            <text:p><text:span text:style-name="T3">3.SIGKILL <text:s text:c="26"/>8.SIGSTOP</text:span></text:p>
            <text:p><text:span text:style-name="T3"/></text:p>
            <text:p><text:span text:style-name="T3">4.SIGSEGV</text:span></text:p>
            <text:p><text:span text:style-name="T3"/></text:p>
            <text:p><text:span text:style-name="T3">5.SIGALRM</text:span></text:p>
            <text:p><text:span text:style-name="T3"/></text:p>
            <text:p><text:span text:style-name="T3"/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2T19" xml:id="id9" draw:id="id9">
        <draw:frame presentation:style-name="pr4" draw:text-style-name="P3" draw:layer="layout" svg:width="4.788cm" svg:height="0.987cm" svg:x="0.212cm" svg:y="0.121cm" presentation:class="title" presentation:user-transformed="true">
          <draw:text-box>
            <text:p><text:span text:style-name="T1">Sigaction()</text:span></text:p>
          </draw:text-box>
        </draw:frame>
        <draw:frame draw:style-name="gr21" draw:text-style-name="P14" draw:layer="layout" svg:width="21.32cm" svg:height="5cm" svg:x="-0.8cm" svg:y="2.3cm">
          <draw:text-box>
            <text:p><text:span text:style-name="T6"><text:s text:c="4"/></text:span><text:span text:style-name="T6">#include &lt;signal.h&gt;</text:span></text:p>
            <text:p><text:span text:style-name="T6"/></text:p>
            <text:p><text:span text:style-name="T6"><text:s text:c="5"/></text:span><text:span text:style-name="T6">int sigaction(int signum, const struct sigaction *act,</text:span></text:p>
            <text:p text:style-name="P13"><text:span text:style-name="T6"><text:s text:c="32"/></text:span><text:span text:style-name="T6">struct sigaction *oldact);</text:span></text:p>
          </draw:text-box>
        </draw:frame>
        <draw:frame draw:style-name="gr22" draw:text-style-name="P8" draw:layer="layout" svg:width="14.531cm" svg:height="1.843cm" svg:x="1.718cm" svg:y="6.633cm">
          <draw:text-box>
            <text:list text:style-name="L2">
              <text:list-item>
                <text:p><text:span text:style-name="T3">It overcomes the drawbacks of <text:s/>signal () </text:span></text:p>
                <text:p><text:span text:style-name="T3">system call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xml:id="id10" draw:id="id10">
        <anim:par presentation:node-type="timing-root">
          <anim:par smil:begin="id10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4" draw:layer="layout" svg:width="19.798cm" svg:height="11.135cm" svg:x="0.6cm" svg:y="2.257cm" draw:page-number="1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xml:id="id11" draw:id="id11">
        <anim:par presentation:node-type="timing-root">
          <anim:par smil:begin="id11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4" draw:layer="layout" svg:width="19.798cm" svg:height="11.135cm" svg:x="0.6cm" svg:y="2.257cm" draw:page-number="11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1" svg:font-family="'Century Gothic'"/>
    <style:font-face style:name="Courier 10 Pitch1" svg:font-family="'Courier 10 Pitch'" style:font-pitch="fixed"/>
    <style:font-face style:name="Century Gothic" svg:font-family="'Century Gothic'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false" draw:fit-to-size="false" fo:padding-top="0.095cm" fo:padding-bottom="0.095cm" fo:padding-left="0.19cm" fo:padding-right="0.19cm" fo:wrap-option="wrap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false" draw:fit-to-size="false" fo:padding-top="0.095cm" fo:padding-bottom="0.095cm" fo:padding-left="0.19cm" fo:padding-right="0.19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1f1a17" style:text-line-through-style="none" style:text-line-through-type="none" style:text-position="0% 100%" style:font-name="Century Gothic1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4" style:family="text">
      <style:text-properties fo:font-variant="normal" fo:text-transform="none" fo:color="#0093dd" style:text-line-through-style="none" style:text-line-through-type="none" style:text-position="0% 100%" style:font-name="Century Gothic1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entury Gothic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entury Gothic1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7" style:family="text">
      <style:text-properties fo:font-variant="normal" fo:text-transform="none" fo:color="#383431" style:text-line-through-style="none" style:text-line-through-type="none" style:text-position="0% 100%" style:font-name="Century Gothic1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8" style:family="text">
      <style:text-properties fo:font-variant="normal" fo:text-transform="none" fo:color="#ff8500" style:text-line-through-style="none" style:text-line-through-type="none" style:text-position="0% 100%" style:font-name="Century Gothic1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9" style:family="text">
      <style:text-properties fo:font-variant="normal" fo:text-transform="none" fo:color="#0093dd" style:text-line-through-style="none" style:text-line-through-type="none" style:text-position="0% 100%" style:font-name="Century Gothic1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0" style:family="text">
      <style:text-properties fo:font-variant="normal" fo:text-transform="none" fo:color="#0093dd" style:text-line-through-style="none" style:text-line-through-type="none" style:text-position="0% 100%" style:font-name="Century Gothic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1" style:family="text">
      <style:text-properties fo:font-variant="normal" fo:text-transform="none" fo:color="#0093dd" style:text-line-through-style="none" style:text-line-through-type="none" style:text-position="0% 100%" style:font-name="Century Gothic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3" draw:layer="backgroundobjects" svg:width="20.318cm" svg:height="0.481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svg:width="2.487cm" svg:height="0.35cm" svg:x="17.474cm" svg:y="11.013cm">
        <draw:image xlink:href="Pictures/10000201000000D80000001E45AB6340.png" xlink:type="simple" xlink:show="embed" xlink:actuate="onLoad">
          <text:p/>
        </draw:image>
      </draw:frame>
      <draw:custom-shape draw:name="CustomShape 2" draw:style-name="Mgr5" draw:text-style-name="MP5" draw:layer="backgroundobjects" svg:width="1.965cm" svg:height="0.424cm" svg:x="-0.544cm" svg:y="10.975cm">
        <text:p text:style-name="MP4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0.346cm" svg:y1="1.27cm" svg:x2="16.602cm" svg:y2="1.27cm">
        <text:p/>
      </draw:line>
      <draw:line draw:name="Line 4" draw:style-name="Mgr7" draw:text-style-name="MP3" draw:layer="backgroundobjects" svg:x1="16.671cm" svg:y1="1.27cm" svg:x2="19.973cm" svg:y2="1.27cm">
        <text:p/>
      </draw:line>
      <draw:line draw:name="Line 5" draw:style-name="Mgr7" draw:text-style-name="MP3" draw:layer="backgroundobjects" svg:x1="0.356cm" svg:y1="10.795cm" svg:x2="16.612cm" svg:y2="10.795cm">
        <text:p/>
      </draw:line>
      <draw:line draw:name="Line 6" draw:style-name="Mgr6" draw:text-style-name="MP3" draw:layer="backgroundobjects" svg:x1="16.661cm" svg:y1="10.795cm" svg:x2="19.963cm" svg:y2="10.795cm">
        <text:p/>
      </draw:line>
      <draw:frame draw:name="Picture 8" draw:style-name="Mgr4" draw:text-style-name="MP3" draw:layer="backgroundobjects" svg:width="5.11cm" svg:height="5.332cm" svg:x="1.27cm" svg:y="0cm">
        <draw:image xlink:href="Pictures/10000000000001BB000001CE5BA31AAD.jpg" xlink:type="simple" xlink:show="embed" xlink:actuate="onLoad">
          <text:p/>
        </draw:image>
      </draw:frame>
      <draw:custom-shape draw:name="CustomShape 9" draw:style-name="Mgr8" draw:text-style-name="MP5" draw:layer="backgroundobjects" svg:width="7.11cm" svg:height="0.379cm" svg:x="6.604cm" svg:y="10.837cm">
        <text:p text:style-name="MP6"><text:span text:style-name="MT3">Copyright © 2017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3" draw:layer="backgroundobjects" svg:width="6.599cm" svg:height="1.776cm" svg:x="13.335cm" svg:y="3.175cm">
        <draw:image xlink:href="Pictures/100002010000023C0000009AE7D96652.png" xlink:type="simple" xlink:show="embed" xlink:actuate="onLoad">
          <text:p/>
        </draw:image>
      </draw:frame>
      <draw:frame presentation:style-name="Blank_20_Slide-title" draw:layer="backgroundobjects" svg:width="18.287cm" svg:height="1.907cm" svg:x="1.016cm" svg:y="0.456cm" presentation:class="title" presentation:placeholder="true">
        <draw:text-box/>
      </draw:frame>
      <draw:frame presentation:style-name="Blank_20_Slide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5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CustomShape 1" draw:style-name="Mgr3" draw:text-style-name="MP3" draw:layer="backgroundobjects" svg:width="20.318cm" svg:height="0.481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svg:width="2.487cm" svg:height="0.35cm" svg:x="17.474cm" svg:y="11.013cm">
        <draw:image xlink:href="Pictures/10000201000000D80000001E45AB6340.png" xlink:type="simple" xlink:show="embed" xlink:actuate="onLoad">
          <text:p/>
        </draw:image>
      </draw:frame>
      <draw:custom-shape draw:name="CustomShape 2" draw:style-name="Mgr5" draw:text-style-name="MP5" draw:layer="backgroundobjects" svg:width="1.965cm" svg:height="0.424cm" svg:x="-0.544cm" svg:y="10.975cm">
        <text:p text:style-name="MP4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0.346cm" svg:y1="1.27cm" svg:x2="16.602cm" svg:y2="1.27cm">
        <text:p/>
      </draw:line>
      <draw:line draw:name="Line 4" draw:style-name="Mgr7" draw:text-style-name="MP3" draw:layer="backgroundobjects" svg:x1="16.671cm" svg:y1="1.27cm" svg:x2="19.973cm" svg:y2="1.27cm">
        <text:p/>
      </draw:line>
      <draw:line draw:name="Line 5" draw:style-name="Mgr7" draw:text-style-name="MP3" draw:layer="backgroundobjects" svg:x1="0.356cm" svg:y1="10.795cm" svg:x2="16.612cm" svg:y2="10.795cm">
        <text:p/>
      </draw:line>
      <draw:line draw:name="Line 6" draw:style-name="Mgr6" draw:text-style-name="MP3" draw:layer="backgroundobjects" svg:x1="16.661cm" svg:y1="10.795cm" svg:x2="19.963cm" svg:y2="10.795cm">
        <text:p/>
      </draw:line>
      <draw:frame draw:name="PlaceHolder 1" presentation:style-name="Title_20_Only-title" draw:layer="backgroundobjects" svg:width="18.286cm" svg:height="1.907cm" svg:x="1.016cm" svg:y="0.456cm" presentation:class="title" presentation:placeholder="true" presentation:user-transformed="true">
        <draw:text-box/>
      </draw:frame>
      <draw:frame presentation:style-name="Title_20_Only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9.798cm" svg:height="11.135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3" draw:layer="backgroundobjects" svg:width="20.318cm" svg:height="0.481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svg:width="2.487cm" svg:height="0.35cm" svg:x="17.474cm" svg:y="11.013cm">
        <draw:image xlink:href="Pictures/10000201000000D80000001E45AB6340.png" xlink:type="simple" xlink:show="embed" xlink:actuate="onLoad">
          <text:p/>
        </draw:image>
      </draw:frame>
      <draw:custom-shape draw:name="CustomShape 2" draw:style-name="Mgr5" draw:text-style-name="MP5" draw:layer="backgroundobjects" svg:width="1.965cm" svg:height="0.424cm" svg:x="-0.544cm" svg:y="10.975cm">
        <text:p text:style-name="MP4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0.346cm" svg:y1="1.27cm" svg:x2="16.602cm" svg:y2="1.27cm">
        <text:p/>
      </draw:line>
      <draw:line draw:name="Line 4" draw:style-name="Mgr7" draw:text-style-name="MP3" draw:layer="backgroundobjects" svg:x1="16.671cm" svg:y1="1.27cm" svg:x2="19.973cm" svg:y2="1.27cm">
        <text:p/>
      </draw:line>
      <draw:line draw:name="Line 5" draw:style-name="Mgr7" draw:text-style-name="MP3" draw:layer="backgroundobjects" svg:x1="0.356cm" svg:y1="10.795cm" svg:x2="16.612cm" svg:y2="10.795cm">
        <text:p/>
      </draw:line>
      <draw:line draw:name="Line 6" draw:style-name="Mgr6" draw:text-style-name="MP3" draw:layer="backgroundobjects" svg:x1="16.661cm" svg:y1="10.795cm" svg:x2="19.963cm" svg:y2="10.795cm">
        <text:p/>
      </draw:line>
      <draw:custom-shape draw:name="CustomShape 7" draw:style-name="Mgr5" draw:text-style-name="MP5" draw:layer="backgroundobjects" svg:width="4.523cm" svg:height="0.424cm" svg:x="7.441cm" svg:y="10.072cm">
        <text:p text:style-name="MP6"><text:span text:style-name="MT4">www.globaledgesoft.com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4" draw:style-name="Mgr4" draw:text-style-name="MP3" draw:layer="backgroundobjects" svg:width="0.761cm" svg:height="0.506cm" svg:x="3.348cm" svg:y="7.46cm">
        <draw:image xlink:href="Pictures/1000000000000113000000B74B3B9304.png" xlink:type="simple" xlink:show="embed" xlink:actuate="onLoad">
          <text:p/>
        </draw:image>
      </draw:frame>
      <draw:custom-shape draw:name="CustomShape 8" draw:style-name="Mgr9" draw:text-style-name="MP5" draw:layer="backgroundobjects" svg:width="5.417cm" svg:height="1.463cm" svg:x="1.02cm" svg:y="8.141cm">
        <text:p text:style-name="MP6"><text:span text:style-name="MT5">Global Village</text:span></text:p>
        <text:p text:style-name="MP6"><text:span text:style-name="MT5">IT SEZ</text:span></text:p>
        <text:p text:style-name="MP6"><text:span text:style-name="MT5">Bangalo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7" draw:style-name="Mgr4" draw:text-style-name="MP3" draw:layer="backgroundobjects" svg:width="0.76cm" svg:height="0.506cm" svg:x="16.214cm" svg:y="7.46cm">
        <draw:image xlink:href="Pictures/1000000000000113000000B74B3B9304.png" xlink:type="simple" xlink:show="embed" xlink:actuate="onLoad">
          <text:p/>
        </draw:image>
      </draw:frame>
      <draw:custom-shape draw:name="CustomShape 9" draw:style-name="Mgr9" draw:text-style-name="MP5" draw:layer="backgroundobjects" svg:width="5.408cm" svg:height="1.463cm" svg:x="13.89cm" svg:y="8.141cm">
        <text:p text:style-name="MP6"><text:span text:style-name="MT5">Raheja Mindspace</text:span></text:p>
        <text:p text:style-name="MP6"><text:span text:style-name="MT5">IT Park</text:span></text:p>
        <text:p text:style-name="MP6"><text:span text:style-name="MT5">Hyderaba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4" draw:style-name="Mgr4" draw:text-style-name="MP3" draw:layer="backgroundobjects" svg:width="0.76cm" svg:height="0.506cm" svg:x="9.783cm" svg:y="7.46cm">
        <draw:image xlink:href="Pictures/10000000000000420000002C8588643C.jpg" xlink:type="simple" xlink:show="embed" xlink:actuate="onLoad">
          <text:p/>
        </draw:image>
      </draw:frame>
      <draw:custom-shape draw:name="CustomShape 10" draw:style-name="Mgr9" draw:text-style-name="MP5" draw:layer="backgroundobjects" svg:width="5.408cm" svg:height="1.463cm" svg:x="7.459cm" svg:y="8.141cm">
        <text:p text:style-name="MP6"><text:span text:style-name="MT5">South Main Street </text:span></text:p>
        <text:p text:style-name="MP6"><text:span text:style-name="MT5">Milpitas</text:span></text:p>
        <text:p text:style-name="MP6"><text:span text:style-name="MT5">Californi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1" draw:style-name="Mgr10" draw:text-style-name="MP5" draw:layer="backgroundobjects" svg:width="13.714cm" svg:height="0.866cm" svg:x="3.302cm" svg:y="0.882cm">
        <text:p text:style-name="MP6"><text:span text:style-name="MT6">Large enough to Deliver</text:span><text:span text:style-name="MT7">,</text:span><text:span text:style-name="MT8"> </text:span><text:span text:style-name="MT9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5" draw:style-name="Mgr11" draw:text-style-name="MP3" draw:layer="backgroundobjects" svg:width="9.717cm" svg:height="3.808cm" svg:x="6.485cm" svg:y="1.99cm">
        <draw:image xlink:href="Pictures/100000000000034A0000014A1DFD07B9.jpg" xlink:type="simple" xlink:show="embed" xlink:actuate="onLoad">
          <text:p/>
        </draw:image>
      </draw:frame>
      <draw:frame draw:name="Picture 13" draw:style-name="Mgr4" draw:text-style-name="MP3" draw:layer="backgroundobjects" svg:width="2.603cm" svg:height="1.522cm" svg:x="4.116cm" svg:y="4.403cm">
        <draw:image xlink:href="Pictures/10000201000000E200000084FA7394CE.png" xlink:type="simple" xlink:show="embed" xlink:actuate="onLoad">
          <text:p/>
        </draw:image>
      </draw:frame>
      <draw:frame draw:name="Picture 23" draw:style-name="Mgr4" draw:text-style-name="MP3" draw:layer="backgroundobjects" svg:width="0.527cm" svg:height="0.527cm" svg:x="5.503cm" svg:y="10.021cm">
        <draw:image xlink:href="Pictures/100002010000002E0000002E8A06B805.png" xlink:type="simple" xlink:show="embed" xlink:actuate="onLoad">
          <text:p/>
        </draw:image>
      </draw:frame>
      <draw:frame draw:name="Picture 26" draw:style-name="Mgr4" draw:text-style-name="MP3" draw:layer="backgroundobjects" svg:width="0.593cm" svg:height="0.593cm" svg:x="13.375cm" svg:y="9.988cm">
        <draw:image xlink:href="Pictures/100000000000003400000034F7E021C6.jpg" xlink:type="simple" xlink:show="embed" xlink:actuate="onLoad">
          <text:p/>
        </draw:image>
      </draw:frame>
      <draw:frame presentation:style-name="Default-title" draw:layer="backgroundobjects" svg:width="18.287cm" svg:height="1.907cm" svg:x="1.016cm" svg:y="0.456cm" presentation:class="title" presentation:placeholder="true">
        <draw:text-box/>
      </draw:frame>
      <draw:frame presentation:style-name="Default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5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CustomShape 1" draw:style-name="Mgr3" draw:text-style-name="MP3" draw:layer="backgroundobjects" svg:width="20.318cm" svg:height="0.481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svg:width="2.487cm" svg:height="0.35cm" svg:x="17.474cm" svg:y="11.013cm">
        <draw:image xlink:href="Pictures/10000201000000D80000001E45AB6340.png" xlink:type="simple" xlink:show="embed" xlink:actuate="onLoad">
          <text:p/>
        </draw:image>
      </draw:frame>
      <draw:custom-shape draw:name="CustomShape 2" draw:style-name="Mgr5" draw:text-style-name="MP5" draw:layer="backgroundobjects" svg:width="1.965cm" svg:height="0.424cm" svg:x="-0.544cm" svg:y="10.975cm">
        <text:p text:style-name="MP4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0.346cm" svg:y1="1.27cm" svg:x2="16.602cm" svg:y2="1.27cm">
        <text:p/>
      </draw:line>
      <draw:line draw:name="Line 4" draw:style-name="Mgr7" draw:text-style-name="MP3" draw:layer="backgroundobjects" svg:x1="16.671cm" svg:y1="1.27cm" svg:x2="19.973cm" svg:y2="1.27cm">
        <text:p/>
      </draw:line>
      <draw:line draw:name="Line 5" draw:style-name="Mgr7" draw:text-style-name="MP3" draw:layer="backgroundobjects" svg:x1="0.356cm" svg:y1="10.795cm" svg:x2="16.612cm" svg:y2="10.795cm">
        <text:p/>
      </draw:line>
      <draw:line draw:name="Line 6" draw:style-name="Mgr6" draw:text-style-name="MP3" draw:layer="backgroundobjects" svg:x1="16.661cm" svg:y1="10.795cm" svg:x2="19.963cm" svg:y2="10.795cm">
        <text:p/>
      </draw:line>
      <draw:custom-shape draw:name="CustomShape 7" draw:style-name="Mgr10" draw:text-style-name="MP5" draw:layer="backgroundobjects" svg:width="7.279cm" svg:height="5.258cm" svg:x="12.404cm" svg:y="5.042cm">
        <text:p text:style-name="MP6"><text:span text:style-name="MT10">Fairness</text:span></text:p>
        <text:p text:style-name="MP6"><text:span text:style-name="MT10">Learning</text:span></text:p>
        <text:p text:style-name="MP6"><text:span text:style-name="MT10">Responsibility</text:span></text:p>
        <text:p text:style-name="MP6"><text:span text:style-name="MT10">Innovation</text:span></text:p>
        <text:p text:style-name="MP6"><text:span text:style-name="MT10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12" draw:text-style-name="MP5" draw:layer="backgroundobjects" svg:width="16.085cm" svg:height="1.037cm" svg:x="0cm" svg:y="3.175cm">
        <text:p text:style-name="MP6"><text:span text:style-name="MT11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3" draw:layer="backgroundobjects" svg:width="6.475cm" svg:height="6.274cm" svg:x="4.805cm" svg:y="4.731cm">
        <draw:image xlink:href="Pictures/100000000000023100000220901CB8A4.jpg" xlink:type="simple" xlink:show="embed" xlink:actuate="onLoad">
          <text:p/>
        </draw:image>
      </draw:frame>
      <draw:frame draw:name="Picture 5" draw:style-name="Mgr4" draw:text-style-name="MP3" draw:layer="backgroundobjects" svg:width="6.599cm" svg:height="1.776cm" svg:x="13.719cm" svg:y="0.339cm">
        <draw:image xlink:href="Pictures/100002010000023C0000009AE7D96652.png" xlink:type="simple" xlink:show="embed" xlink:actuate="onLoad">
          <text:p/>
        </draw:image>
      </draw:frame>
      <draw:frame presentation:style-name="Default_20_1-title" draw:layer="backgroundobjects" svg:width="18.287cm" svg:height="1.907cm" svg:x="1.016cm" svg:y="0.456cm" presentation:class="title" presentation:placeholder="true">
        <draw:text-box/>
      </draw:frame>
      <draw:frame presentation:style-name="Default_20_1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5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6-20T00:55:16.474614382</dc:date>
    <meta:generator>LibreOffice/4.2.8.2$Linux_x86 LibreOffice_project/420m0$Build-2</meta:generator>
    <meta:editing-duration>PT2H54M57S</meta:editing-duration>
    <meta:editing-cycles>18</meta:editing-cycles>
    <meta:document-statistic meta:object-count="142"/>
  </office:meta>
</office:document-meta>
</file>